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iveryChannelImpl.accep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iveryChannelImpl.create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iveryChannelImpl.sendSync( MessageExchange exchan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iveryChannelImpl.DeliveryChannelImpl( AbstractComponentContext context , Channel channel , BlockingQueue &lt; Exchange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iveryChannelImpl.send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iveryChannelImpl.accept( long time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liveryChannelImpl.sen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iveryChannelImpl.getMessageExchange( Exchange exchan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eliveryChannelImpl.createExchangeFactory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createTarget( MessageExchange message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liveryChannel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iveryChannelImpl.createExchangeFactory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iveryChannelImpl.createExchangeFactory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